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transparent"/>
      <style:text-properties fo:color="#008000"/>
    </style:style>
    <style:style style:name="ce4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 fo:font-style="italic" style:font-style-asian="italic" style:font-style-complex="italic"/>
    </style:style>
    <style:style style:name="T3" style:family="text">
      <style:text-properties fo:color="#ff0000" fo:font-style="italic" style:font-style-asian="italic" style:font-style-complex="italic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ZATWIERDZONE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 table:style-name="ce2" office:value-type="string">
            <text:p>albo sieciow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approver</text:p>
          </table:table-cell>
          <table:table-cell office:value-type="string">
            <text:p>ackeptant czy akceptujący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conflicting role</text:p>
          </table:table-cell>
          <table:table-cell office:value-type="string">
            <text:p>rola będąca w sprzeczności czy rola sprzeczn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3" office:value-type="string">
            <text:p>WK: „panel zarządzania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null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/>
          <table:table-cell office:value-type="string">
            <text:p>quorum</text:p>
          </table:table-cell>
          <table:table-cell office:value-type="string">
            <text:p>quorum czy kworum? <text:span text:style-name="T1">(</text:span><text:span text:style-name="T2">ja bym wolał quorum</text:span><text:span text:style-name="T1">) <text:s/></text:span><text:span text:style-name="T3">wd: a ja kworum</text:span><text:span text:style-name="T1"> :)</text:span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revoke</text:p>
          </table:table-cell>
          <table:table-cell office:value-type="string">
            <text:p>na ogół „odwoływać”, ale też jest „odbierać”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jakie formy przyjmujemy (Dodaj, czy Dodanie) i w jakich warunka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/>
          <table:table-cell office:value-type="string">
            <text:p>dash</text:p>
          </table:table-cell>
          <table:table-cell office:value-type="string">
            <text:p>łącznik </text:p>
          </table:table-cell>
          <table:table-cell office:value-type="string">
            <text:p>ładnie i poprawnie, ale czy zrozumiałe dla użytkownika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etric</text:p>
          </table:table-cell>
          <table:table-cell office:value-type="string">
            <text:p>metryka (np. metryką kodu jest liczba linii)</text:p>
          </table:table-cell>
          <table:table-cell table:number-columns-repeated="13"/>
        </table:table-row>
        <table:table-row table:style-name="ro1" table:number-rows-repeated="5">
          <table:table-cell table:number-columns-repeated="16"/>
        </table:table-row>
        <table:table-row table:style-name="ro1" table:number-rows-repeated="3">
          <table:table-cell table:number-columns-repeated="8"/>
          <table:table-cell table:style-name="ce4" table:number-columns-repeated="8"/>
        </table:table-row>
        <table:table-row table:style-name="ro1">
          <table:table-cell table:number-columns-repeated="7"/>
          <table:table-cell table:style-name="ce4" table:number-columns-repeated="5"/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>
            <text:p>Niejasności:</text:p>
          </table:table-cell>
          <table:table-cell table:number-columns-repeated="2"/>
          <table:table-cell table:style-name="ce1" office:value-type="string">
            <text:p>Problemy techniczne:</text:p>
          </table:table-cell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/>
          <table:table-cell office:value-type="string">
            <text:p>locksmith</text:p>
          </table:table-cell>
          <table:table-cell table:number-columns-repeated="2"/>
          <table:table-cell office:value-type="string">
            <text:p>dorobić zamianę &lt; &gt; \\u003c \\u003e w <text:s/>.po</text:p>
          </table:table-cell>
          <table:table-cell table:number-columns-repeated="3"/>
          <table:table-cell table:style-name="ce4" table:number-columns-repeated="4"/>
          <table:table-cell/>
          <table:table-cell table:style-name="ce4" table:number-columns-repeated="3"/>
        </table:table-row>
        <table:table-row table:style-name="ro1">
          <table:table-cell table:number-columns-repeated="4"/>
          <table:table-cell office:value-type="string">
            <text:p>wielolinijkowe msgid/msgstr</text:p>
          </table:table-cell>
          <table:table-cell table:number-columns-repeated="3"/>
          <table:table-cell table:style-name="ce4" table:number-columns-repeated="8"/>
        </table:table-row>
        <table:table-row table:style-name="ro1">
          <table:table-cell table:number-columns-repeated="4"/>
          <table:table-cell office:value-type="string">
            <text:p>wyjaśnić sprawę apostrofów i wieloukośnikowych cudzysłowów</text:p>
          </table:table-cell>
          <table:table-cell table:number-columns-repeated="2"/>
          <table:table-cell table:style-name="ce4" table:number-columns-repeated="5"/>
          <table:table-cell/>
          <table:table-cell table:style-name="ce4" table:number-columns-repeated="3"/>
        </table:table-row>
        <table:table-row table:style-name="ro1">
          <table:table-cell table:number-columns-repeated="7"/>
          <table:table-cell table:style-name="ce4" table:number-columns-repeated="9"/>
        </table:table-row>
        <table:table-row table:style-name="ro1" table:number-rows-repeated="2">
          <table:table-cell table:number-columns-repeated="8"/>
          <table:table-cell table:style-name="ce4" table:number-columns-repeated="8"/>
        </table:table-row>
        <table:table-row table:style-name="ro1">
          <table:table-cell table:number-columns-repeated="7"/>
          <table:table-cell table:style-name="ce4" table:number-columns-repeated="9"/>
        </table:table-row>
      </table:table>
      <table:database-ranges>
        <table:database-range table:target-range-address="Arkusz1.E6:Arkusz1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.03.2010</text:date>, <text:time>22:53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Wojciech Kapusta</meta:initial-creator>
    <meta:creation-date>2010-03-10T12:42:38</meta:creation-date>
    <dc:creator>wadim</dc:creator>
    <dc:date>2010-03-14T22:53:02</dc:date>
    <dc:language>pl-PL</dc:language>
    <meta:editing-cycles>12</meta:editing-cycles>
    <meta:editing-duration>PT3H24M38S</meta:editing-duration>
    <meta:user-defined meta:name="qrichtext">1</meta:user-defined>
    <meta:user-defined meta:name="Info 2"/>
    <meta:user-defined meta:name="Info 3"/>
    <meta:user-defined meta:name="Info 4"/>
    <meta:document-statistic meta:table-count="1" meta:cell-count="76"/>
  </office:meta>
</office:document-meta>
</file>